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'" svg:font-family="Tim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4c493" officeooo:paragraph-rsid="0004c493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weight="bold" officeooo:rsid="0004c493" officeooo:paragraph-rsid="0004c493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.801cm" fo:line-height="115%" fo:text-align="end" style:justify-single-word="false" fo:text-indent="0cm" style:auto-text-indent="false" style:page-number="auto" fo:background-color="transparent"/>
      <style:text-properties style:font-name="Arial" fo:font-weight="bold" officeooo:rsid="00163d54" officeooo:paragraph-rsid="00163d54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3.701cm" fo:text-align="end" style:justify-single-word="false" fo:text-indent="0cm" style:auto-text-indent="false" style:page-number="auto" fo:background-color="transparent"/>
      <style:text-properties style:font-name="Arial" fo:font-weight="bold" officeooo:rsid="0004c493" officeooo:paragraph-rsid="0004c493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weight="bold" officeooo:rsid="0004c493" officeooo:paragraph-rsid="0004c493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rial" fo:font-weight="bold" officeooo:rsid="0004c493" officeooo:paragraph-rsid="0004c493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" fo:font-weight="bold" officeooo:rsid="000697e1" officeooo:paragraph-rsid="000697e1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" fo:font-size="20pt" fo:font-weight="bold" officeooo:rsid="000697e1" officeooo:paragraph-rsid="000697e1" style:font-size-asian="20pt" style:font-weight-asian="bold" style:font-size-complex="20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" fo:font-size="20pt" fo:font-weight="bold" officeooo:rsid="00163d54" officeooo:paragraph-rsid="00163d54" style:font-size-asian="20pt" style:font-weight-asian="bold" style:font-size-complex="20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4.03cm" fo:text-align="end" style:justify-single-word="false" fo:text-indent="0cm" style:auto-text-indent="false" style:page-number="auto" fo:background-color="transparent"/>
      <style:text-properties style:font-name="Arial" fo:font-weight="bold" officeooo:rsid="0004c493" officeooo:paragraph-rsid="0004c493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4.03cm" fo:text-align="end" style:justify-single-word="false" fo:text-indent="0cm" style:auto-text-indent="false" fo:background-color="transparent"/>
      <style:text-properties style:font-name="Arial" fo:font-weight="bold" officeooo:rsid="0004c493" officeooo:paragraph-rsid="0004c493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3.38cm" fo:text-align="end" style:justify-single-word="false" fo:text-indent="0cm" style:auto-text-indent="false" style:page-number="auto" fo:background-color="transparent"/>
      <style:text-properties style:font-name="Arial" fo:font-weight="bold" officeooo:rsid="0004c493" officeooo:paragraph-rsid="0004c493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7cm" style:auto-text-indent="false" fo:background-color="transparent"/>
      <style:text-properties style:font-name="Times New Roman" fo:font-size="12pt" fo:font-weight="normal" officeooo:rsid="000697e1" officeooo:paragraph-rsid="000697e1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end" style:justify-single-word="false" fo:text-indent="0.7cm" style:auto-text-indent="false" fo:background-color="transparent"/>
      <style:text-properties style:font-name="Arial" fo:font-weight="bold" officeooo:rsid="0004c493" officeooo:paragraph-rsid="0004c493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.7cm" style:auto-text-indent="false" fo:background-color="transparent"/>
      <style:text-properties style:font-name="Arial" fo:font-weight="bold" officeooo:rsid="00163d54" officeooo:paragraph-rsid="00163d54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.7cm" style:auto-text-indent="false" fo:background-color="transparent"/>
      <style:text-properties style:font-name="Arial" fo:font-weight="bold" officeooo:rsid="000ad0b1" officeooo:paragraph-rsid="000ad0b1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.7cm" style:auto-text-indent="false" fo:background-color="transparent"/>
      <style:text-properties officeooo:rsid="000a6fb0" officeooo:paragraph-rsid="0010fa3b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.7cm" style:auto-text-indent="false" fo:background-color="transparent"/>
      <style:text-properties officeooo:rsid="0010fa3b" officeooo:paragraph-rsid="0010fa3b"/>
    </style:style>
    <style:style style:name="P1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.7cm" style:auto-text-indent="false" fo:background-color="transparent"/>
      <style:text-properties officeooo:rsid="00163d54" officeooo:paragraph-rsid="0010fa3b"/>
    </style:style>
    <style:style style:name="P20" style:family="paragraph" style:parent-style-name="Standard" style:master-page-name="">
      <loext:graphic-properties draw:fill="none"/>
      <style:paragraph-properties fo:margin-left="0cm" fo:margin-right="0cm" fo:line-height="115%" fo:text-align="start" style:justify-single-word="false" fo:text-indent="0.7cm" style:auto-text-indent="false" style:page-number="auto" fo:background-color="transparent"/>
      <style:text-properties style:font-name="Times New Roman" fo:font-size="12pt" fo:font-weight="normal" officeooo:rsid="000697e1" officeooo:paragraph-rsid="000697e1" style:font-size-asian="10.5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.7cm" style:auto-text-indent="false" style:page-number="auto" fo:background-color="transparent"/>
      <style:text-properties officeooo:paragraph-rsid="000dae38"/>
    </style:style>
    <style:style style:name="T1" style:family="text">
      <style:text-properties officeooo:rsid="00092818"/>
    </style:style>
    <style:style style:name="T2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074f2a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092818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0ad0b1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0bc82f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0dae38" style:font-size-asian="10.5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0f82ac" style:font-size-asian="10.5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officeooo:rsid="0010fa3b" style:font-size-asian="10.5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1126dc" style:font-size-asian="10.5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128e9a" style:font-size-asian="10.5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1469a2" style:font-size-asian="10.5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163d54" style:font-size-asian="10.5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1731ad" style:font-size-asian="10.5pt" style:font-weight-asian="normal" style:font-size-complex="12pt" style:font-weight-complex="normal"/>
    </style:style>
    <style:style style:name="T15" style:family="text">
      <style:text-properties style:font-name="Times New Roman" fo:font-size="12pt" style:font-size-asian="10.5pt" style:font-size-complex="12pt"/>
    </style:style>
    <style:style style:name="T16" style:family="text">
      <style:text-properties style:font-name="Times New Roman" fo:font-size="12pt" officeooo:rsid="001126dc" style:font-size-asian="10.5pt" style:font-size-complex="12pt"/>
    </style:style>
    <style:style style:name="T17" style:family="text">
      <style:text-properties style:font-name="Times New Roman" fo:font-size="12pt" officeooo:rsid="001731ad" style:font-size-asian="10.5pt" style:font-size-complex="12pt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fo:font-size="12pt" officeooo:rsid="001126dc" style:font-size-asian="10.5pt" style:font-size-complex="12pt"/>
    </style:style>
    <style:style style:name="T20" style:family="text">
      <style:text-properties fo:font-size="12pt" officeooo:rsid="001731ad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wichost, dnia 28.10.2017 r.</text:p>
      <text:p text:style-name="P1"/>
      <text:p text:style-name="P1">Mieszkańcy Zawichostu</text:p>
      <text:p text:style-name="P1">ul. <text:span text:style-name="T1">Słoneczna</text:span></text:p>
      <text:p text:style-name="P1"/>
      <text:p text:style-name="P10"/>
      <text:p text:style-name="P11">Andrzej Wzorek</text:p>
      <text:p text:style-name="P2">Burmistrz miasta i gminy Zawichost</text:p>
      <text:p text:style-name="P12">ul. Żeromskiego 50</text:p>
      <text:p text:style-name="P4">27-630 Zawichost</text:p>
      <text:p text:style-name="P6"/>
      <text:p text:style-name="P7"/>
      <text:p text:style-name="P9"/>
      <text:p text:style-name="P9"/>
      <text:p text:style-name="P8">Petycja</text:p>
      <text:p text:style-name="P8"/>
      <text:p text:style-name="P20"/>
      <text:p text:style-name="P21"><text:span text:style-name="T3">My niżej podpisani zwracamy się z prośbą o przebudowanie zakrętu na ul. </text:span><text:span text:style-name="T4">Słonecznej. Zakręt ten jest niebezpieczny. Szczególnie narażeni są rowerzyści </text:span><text:span text:style-name="T7">oraz piesi</text:span><text:span text:style-name="T4">, którzy nie mają możliwości dostrzeżenia nadjeżdzajęcego samochodu z naprzeciwka. </text:span><text:span text:style-name="T6">Problemem </text:span><text:span text:style-name="T7">jest </text:span><text:span text:style-name="T6">wyjazd z posesji osób, które mieszkają przed zakrętem. </text:span><text:span text:style-name="T7">Bardzo często mają miejsce </text:span><text:span text:style-name="T8">tutaj</text:span><text:span text:style-name="T7"> stłuczki i kolizje.</text:span><text:span text:style-name="T4"> W ciągu ostatnich sześciu miesięc</text:span><text:span text:style-name="T6">y</text:span><text:span text:style-name="T4"> na t</text:span><text:span text:style-name="T5">ej</text:span><text:span text:style-name="T4"> dro</text:span><text:span text:style-name="T5">dze</text:span><text:span text:style-name="T4"> zdarzyły się aż </text:span><text:span text:style-name="T5">trzy</text:span><text:span text:style-name="T4"> wypadki, w tym jeden śmiertelny. </text:span><text:span text:style-name="T11">Apelujemy więc o dokładne rozpatrzenie problemu.</text:span></text:p>
      <text:p text:style-name="P17"><text:span text:style-name="T4"/></text:p>
      <text:p text:style-name="P17"><text:span text:style-name="T4">U</text:span><text:span text:style-name="T2">lica ta łączy się z ulicą Polną. Proponujemy, aby dobudować kolejny odcinek drogi </text:span><text:span text:style-name="T13">od strony ul. Polnej</text:span><text:span text:style-name="T2"> któr</text:span><text:span text:style-name="T13">y</text:span><text:span text:style-name="T2"> łączyłaby się z naszą. Zakręt zaś stałby się wyjazdem, natomiast dobudowany odcinek byłby wjazdem.</text:span></text:p>
      <text:p text:style-name="P17"><text:span text:style-name="T9"/></text:p>
      <text:p text:style-name="P18"><text:span text:style-name="T11">Uważamy, że t</text:span><text:span text:style-name="T2">aka przebudowa poprawiłaby bezpieczeństwo mieszkańców jak <text:line-break/>i przejeżdżających </text:span><text:span text:style-name="T12">w tej okolicy</text:span><text:span text:style-name="T2">. Umożliwiłaby bezpieczny wyjazd z działek oraz zmniejszyłaby problem z poruszaniem się.</text:span><text:span text:style-name="T10"> </text:span></text:p>
      <text:p text:style-name="P19"><text:span text:style-name="T2"/></text:p>
      <text:p text:style-name="P18"><text:span text:style-name="T10"/></text:p>
      <text:p text:style-name="P18"><text:span text:style-name="T10"/></text:p>
      <text:p text:style-name="P3"><text:span text:style-name="T19">Z </text:span><text:span text:style-name="T18">poważaniem</text:span></text:p>
      <text:p text:style-name="P15"><text:span text:style-name="T18">Mieszkańcy </text:span><text:span text:style-name="T20">Zawichostu</text:span></text:p>
      <text:p text:style-name="P16"><text:span text:style-name="T18"/></text:p>
      <text:p text:style-name="P13"/>
      <text:p text:style-name="P1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'" svg:font-family="Tim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4S</meta:editing-duration>
    <meta:editing-cycles>16</meta:editing-cycles>
    <meta:generator>LibreOffice/5.4.2.2$Windows_x86 LibreOffice_project/22b09f6418e8c2d508a9eaf86b2399209b0990f4</meta:generator>
    <dc:date>2017-10-28T20:36:19.319000000</dc:date>
    <meta:document-statistic meta:table-count="0" meta:image-count="0" meta:object-count="0" meta:page-count="1" meta:paragraph-count="13" meta:word-count="154" meta:character-count="1103" meta:non-whitespace-character-count="960"/>
    <meta:user-defined meta:name="Info 1"/>
    <meta:user-defined meta:name="Info 2"/>
    <meta:user-defined meta:name="Info 3"/>
    <meta:user-defined meta:name="Info 4"/>
  </office:meta>
</office:document-meta>
</file>